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0191ff"/>
    </style:style>
    <style:style style:name="T1" style:family="text">
      <style:text-properties fo:font-weight="bold"/>
    </style:style>
    <style:style style:name="T2" style:family="text">
      <style:text-properties fo:font-weight="bold" officeooo:rsid="000191ff" style:font-weight-asian="bold" style:font-weight-complex="bold"/>
    </style:style>
    <style:style style:name="T3" style:family="text">
      <style:text-properties officeooo:rsid="000191ff"/>
    </style:style>
    <style:style style:name="T4" style:family="text">
      <style:text-properties fo:font-style="italic" officeooo:rsid="000191ff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191ff" style:font-style-asian="italic" style:font-style-complex="italic"/>
    </style:style>
    <style:style style:name="T6" style:family="text">
      <style:text-properties fo:font-style="italic" style:text-underline-style="none" officeooo:rsid="000191ff" style:font-style-asian="italic" style:font-style-complex="italic"/>
    </style:style>
    <style:style style:name="T7" style:family="text">
      <style:text-properties fo:font-style="normal" style:text-underline-style="none" officeooo:rsid="000191f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blema y objetivos de investigación</text:h>
      <text:p text:style-name="P1">Manuel González</text:p>
      <text:p text:style-name="P1">•</text:p>
      <text:p text:style-name="P1">14:32</text:p>
      <text:p text:style-name="P1">100 puntos</text:p>
      <text:p text:style-name="P1">Fecha de entrega: 12 abr, 23:59</text:p>
      <text:p text:style-name="P1">Clasificar los siguientes ejemplos del más al menos adecuado según lo visto en clase y en el texto. <text:span text:style-name="T1">Justificar en cada caso.</text:span><text:line-break/><text:line-break/>¿Cómo reformularías el peor de los ejemplos para mejorarlo? ¿cómo plantearías el problema de investigación y los objetivos?<text:line-break/><text:line-break/>Redactar las repuestas de forma breve y enviar en archivo adjunto.<text:line-break/><text:line-break/><text:line-break/><text:span text:style-name="T1">-Ejemplo A</text:span><text:line-break/>Problema de investigación:<text:line-break/>¿Por qué las pymes no usan software moderno en sus procesos administrativos?<text:line-break/><text:line-break/>Objetivo general:<text:line-break/>Comprender la relación entre las pymes y el uso de tecnologías actuales.<text:line-break/><text:line-break/>Objetivos específicos:<text:line-break/><text:line-break/>Investigar qué piensan los empresarios sobre los sistemas modernos.<text:line-break/><text:line-break/>Determinar cómo usan Excel las pymes.<text:line-break/><text:line-break/><text:span text:style-name="T1">-Ejemplo B</text:span><text:line-break/>Problema de investigación:<text:line-break/>¿Qué impacto tuvo la implementación de un sistema de información hospitalario en la eficiencia administrativa del Hospital General de Luján entre 2020 y 2022?<text:line-break/><text:line-break/>Objetivo general:<text:line-break/>Analizar el impacto de un sistema de información hospitalario en la eficiencia administrativa en un hospital público entre 2020 y 2022.<text:line-break/><text:line-break/>Objetivos específicos:<text:line-break/><text:line-break/>Evaluar los tiempos de respuesta en la atención administrativa antes y después de la implementación.<text:line-break/><text:line-break/>Identificar las percepciones del personal administrativo sobre los cambios producidos por el sistema.<text:line-break/><text:soft-page-break/><text:line-break/><text:span text:style-name="T1">- Ejemplo C</text:span><text:line-break/>Problema de investigación:<text:line-break/>¿Las empresas argentinas protegen bien sus datos?<text:line-break/><text:line-break/>Objetivo general:<text:line-break/>Investigar la seguridad de datos en empresas argentinas.<text:line-break/><text:line-break/>Objetivos específicos:<text:line-break/><text:line-break/>Ver si las empresas usan antivirus.<text:line-break/><text:line-break/>Analizar el nivel de conciencia de los empleados sobre la seguridad.</text:p>
      <text:p text:style-name="P1"/>
      <text:p text:style-name="P1"/>
      <text:p text:style-name="P2"><text:span text:style-name="T3">1) El más adecuado de los tres ejemplos es el </text:span><text:span text:style-name="T2">B</text:span><text:span text:style-name="T3"> ya que es claro el recorte del universo a investigar, en el objetivo se plantean la variables de forma clara y como objetivos específicos distingue los de tipo cuantitativo y los cualitativos (en ellos está implícito el </text:span><text:span text:style-name="T4">cómo </text:span><text:span text:style-name="T6">va a realizar la investigació</text:span><text:span text:style-name="T7">n)</text:span><text:span text:style-name="T3">. <text:s/>EL problema está planteado claramente y se entiende. 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7:47:48.763195392</meta:creation-date>
    <dc:date>2025-04-07T18:13:01.118438598</dc:date>
    <meta:editing-duration>PT25M14S</meta:editing-duration>
    <meta:editing-cycles>1</meta:editing-cycles>
    <meta:document-statistic meta:table-count="0" meta:image-count="0" meta:object-count="0" meta:page-count="2" meta:paragraph-count="8" meta:word-count="302" meta:character-count="1996" meta:non-whitespace-character-count="1682"/>
    <meta:generator>LibreOffice/7.4.7.2$Linux_X86_64 LibreOffice_project/40$Build-2</meta:generator>
  </office:meta>
</office:document-meta>
</file>